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OAIZA CCARHUACHIN NAYSHA LUCE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QUISPE MAMANI,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LOAIZA CCARHUACHIN NAYSHA LUCE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316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08:3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